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7672" officeooo:paragraph-rsid="00107672"/>
    </style:style>
    <style:style style:name="P2" style:family="paragraph" style:parent-style-name="Text_20_body">
      <style:text-properties officeooo:paragraph-rsid="0011b644"/>
    </style:style>
    <style:style style:name="P3" style:family="paragraph" style:parent-style-name="Text_20_body">
      <style:text-properties officeooo:paragraph-rsid="0013aa11"/>
    </style:style>
    <style:style style:name="P4" style:family="paragraph" style:parent-style-name="Text_20_body">
      <style:text-properties officeooo:rsid="00165157" officeooo:paragraph-rsid="00183161"/>
    </style:style>
    <style:style style:name="P5" style:family="paragraph" style:parent-style-name="Text_20_body">
      <style:text-properties officeooo:rsid="00165157" officeooo:paragraph-rsid="001979e6"/>
    </style:style>
    <style:style style:name="P6" style:family="paragraph" style:parent-style-name="Text_20_body">
      <style:text-properties officeooo:rsid="00165157" officeooo:paragraph-rsid="001aa4d6"/>
    </style:style>
    <style:style style:name="P7" style:family="paragraph" style:parent-style-name="Text_20_body">
      <style:text-properties officeooo:rsid="00165157" officeooo:paragraph-rsid="001c7955"/>
    </style:style>
    <style:style style:name="P8" style:family="paragraph" style:parent-style-name="Text_20_body">
      <style:text-properties officeooo:rsid="00165157" officeooo:paragraph-rsid="001e7268"/>
    </style:style>
    <style:style style:name="P9" style:family="paragraph" style:parent-style-name="Text_20_body">
      <style:text-properties officeooo:rsid="0017d83a" officeooo:paragraph-rsid="0017d83a"/>
    </style:style>
    <style:style style:name="P10" style:family="paragraph" style:parent-style-name="Text_20_body">
      <style:text-properties officeooo:rsid="0017d83a" officeooo:paragraph-rsid="00183161"/>
    </style:style>
    <style:style style:name="P11" style:family="paragraph" style:parent-style-name="Text_20_body">
      <style:text-properties officeooo:rsid="00183161" officeooo:paragraph-rsid="00183161"/>
    </style:style>
    <style:style style:name="P12" style:family="paragraph" style:parent-style-name="Text_20_body">
      <style:text-properties officeooo:rsid="001979e6" officeooo:paragraph-rsid="001979e6"/>
    </style:style>
    <style:style style:name="P13" style:family="paragraph" style:parent-style-name="Text_20_body">
      <style:text-properties officeooo:rsid="001aa4d6" officeooo:paragraph-rsid="001aa4d6"/>
    </style:style>
    <style:style style:name="P14" style:family="paragraph" style:parent-style-name="Text_20_body">
      <style:text-properties officeooo:rsid="001aa4d6" officeooo:paragraph-rsid="001c7955"/>
    </style:style>
    <style:style style:name="P15" style:family="paragraph" style:parent-style-name="Text_20_body">
      <style:text-properties officeooo:rsid="001aa4d6" officeooo:paragraph-rsid="001e7268"/>
    </style:style>
    <style:style style:name="P16" style:family="paragraph" style:parent-style-name="Text_20_body">
      <style:text-properties officeooo:rsid="001aa4d6" officeooo:paragraph-rsid="0025bbec"/>
    </style:style>
    <style:style style:name="P17" style:family="paragraph" style:parent-style-name="Text_20_body">
      <style:text-properties fo:font-weight="bold" officeooo:paragraph-rsid="0013aa11" style:font-weight-asian="bold" style:font-weight-complex="bold"/>
    </style:style>
    <style:style style:name="P18" style:family="paragraph" style:parent-style-name="Text_20_body">
      <style:text-properties fo:font-weight="bold" officeooo:paragraph-rsid="0011b644" style:font-weight-asian="bold" style:font-weight-complex="bold"/>
    </style:style>
    <style:style style:name="P19" style:family="paragraph" style:parent-style-name="Text_20_body">
      <style:text-properties officeooo:rsid="001c7955" officeooo:paragraph-rsid="001e7268"/>
    </style:style>
    <style:style style:name="P20" style:family="paragraph" style:parent-style-name="Text_20_body">
      <style:text-properties officeooo:rsid="001e7268" officeooo:paragraph-rsid="001e7268"/>
    </style:style>
    <style:style style:name="P21" style:family="paragraph" style:parent-style-name="Text_20_body">
      <style:text-properties officeooo:rsid="001e7268" officeooo:paragraph-rsid="00204998"/>
    </style:style>
    <style:style style:name="P22" style:family="paragraph" style:parent-style-name="Text_20_body">
      <style:text-properties fo:font-size="12pt" officeooo:rsid="00201ed8" officeooo:paragraph-rsid="0021d348" style:font-size-asian="12pt" style:font-size-complex="12pt"/>
    </style:style>
    <style:style style:name="P23" style:family="paragraph" style:parent-style-name="Text_20_body">
      <style:text-properties fo:font-size="12pt" officeooo:rsid="00201ed8" officeooo:paragraph-rsid="0022bd7d" style:font-size-asian="12pt" style:font-size-complex="12pt"/>
    </style:style>
    <style:style style:name="P24" style:family="paragraph" style:parent-style-name="Text_20_body">
      <style:text-properties fo:font-size="12pt" officeooo:rsid="0021d348" officeooo:paragraph-rsid="0021d348" style:font-size-asian="12pt" style:font-size-complex="12pt"/>
    </style:style>
    <style:style style:name="P25" style:family="paragraph" style:parent-style-name="Text_20_body">
      <style:text-properties fo:font-size="12pt" officeooo:rsid="0023da03" officeooo:paragraph-rsid="0023da03" style:font-size-asian="12pt" style:font-size-complex="12pt"/>
    </style:style>
    <style:style style:name="P26" style:family="paragraph" style:parent-style-name="Text_20_body">
      <style:text-properties fo:font-size="12pt" officeooo:rsid="00165157" officeooo:paragraph-rsid="0025bbec" style:font-size-asian="12pt" style:font-size-complex="12pt"/>
    </style:style>
    <style:style style:name="P27" style:family="paragraph" style:parent-style-name="Text_20_body">
      <style:text-properties fo:font-size="12pt" officeooo:rsid="0025bbec" officeooo:paragraph-rsid="0025bbec" style:font-size-asian="12pt" style:font-size-complex="12pt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color="#000000" style:font-name="Liberation Serif" fo:font-size="12pt" fo:font-weight="normal" officeooo:rsid="0025bbec" officeooo:paragraph-rsid="0025bbec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color="#000000" style:font-name="Liberation Serif" fo:font-size="12pt" fo:font-weight="normal" officeooo:rsid="0025bbec" officeooo:paragraph-rsid="0025bbec" style:font-size-asian="10.5pt" style:font-weight-asian="normal" style:font-size-complex="12pt" style:font-weight-complex="normal"/>
    </style:style>
    <style:style style:name="T1" style:family="text">
      <style:text-properties officeooo:rsid="000eff49"/>
    </style:style>
    <style:style style:name="T2" style:family="text">
      <style:text-properties officeooo:rsid="00107672"/>
    </style:style>
    <style:style style:name="T3" style:family="text">
      <style:text-properties officeooo:rsid="0013aa11"/>
    </style:style>
    <style:style style:name="T4" style:family="text">
      <style:text-properties officeooo:rsid="0017d83a"/>
    </style:style>
    <style:style style:name="T5" style:family="text">
      <style:text-properties officeooo:rsid="00183161"/>
    </style:style>
    <style:style style:name="T6" style:family="text">
      <style:text-properties officeooo:rsid="001aa4d6"/>
    </style:style>
    <style:style style:name="T7" style:family="text">
      <style:text-properties officeooo:rsid="001c7955"/>
    </style:style>
    <style:style style:name="T8" style:family="text">
      <style:text-properties officeooo:rsid="001e7268"/>
    </style:style>
    <style:style style:name="T9" style:family="text">
      <style:text-properties officeooo:rsid="00204998"/>
    </style:style>
    <style:style style:name="T10" style:family="text">
      <style:text-properties officeooo:rsid="0021d348"/>
    </style:style>
    <style:style style:name="T11" style:family="text">
      <style:text-properties officeooo:rsid="0022bd7d"/>
    </style:style>
    <style:style style:name="T12" style:family="text">
      <style:text-properties officeooo:rsid="0022cd5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444444" style:font-name="Lato" fo:font-size="11.25pt" fo:letter-spacing="normal" fo:font-style="normal" fo:font-weight="bold"/>
    </style:style>
    <style:style style:name="T15" style:family="text">
      <style:text-properties fo:font-variant="normal" fo:text-transform="none" fo:color="#444444" fo:font-size="11.25pt" fo:letter-spacing="normal" fo:font-style="normal" fo:font-weight="bold"/>
    </style:style>
    <style:style style:name="T16" style:family="text">
      <style:text-properties fo:font-variant="normal" fo:text-transform="none" fo:color="#444444" fo:letter-spacing="normal" fo:font-style="normal" fo:font-weight="bold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7">Richard Aviles</text:span></text:p>
      <text:p text:style-name="P28"><text:span text:style-name="T17">EECS 565 </text:span></text:p>
      <text:p text:style-name="P28"><text:span text:style-name="T17">02/06/18</text:span></text:p>
      <text:p text:style-name="P29"><text:span text:style-name="T17">Homework 1</text:span></text:p>
      <text:p text:style-name="P29"><text:span text:style-name="T17"/></text:p>
      <text:p text:style-name="P18"><text:span text:style-name="T2">1) </text:span>Decrypt the following encrypted quotation.</text:p>
      <text:p text:style-name="P2">fqjcb rwjwj vnjax bnkhj whxcq nawjv nfxdu mbvnu ujbbf nnc</text:p>
      <text:p text:style-name="P1">f = 3 <text:s/>q = 2 <text:s text:c="2"/>j = 7 <text:s text:c="2"/>c = 3 <text:s/>b = 5 <text:s/>r = 1 <text:s/>w = 4 <text:s/>v = 3 <text:s/>n = 7 <text:s/>a = 2 <text:s/>x = 3 <text:s/>k = 1 <text:s/>h = 2 <text:s/>d = 1 u = 3 <text:s/>m = 1 <text:s/></text:p>
      <text:p text:style-name="P4">Most commonly used letters are e <text:span text:style-name="T4">and a. <text:s/>First substituting e with j I get a shift of 5. I got my key as:</text:span></text:p>
      <text:p text:style-name="P10">A <text:s/>B <text:s/>C <text:s/>D <text:s/>E <text:s/>F <text:s/>G <text:s/>H <text:s/>I <text:s/>J <text:s/>K <text:s/>L <text:s/>M <text:s/>N <text:s/>O <text:s/>P <text:s/>Q <text:s/>R <text:s/>S <text:s/>T <text:s/>U <text:s/>V <text:s/>W <text:s/>X <text:s/>Y <text:s/>Z</text:p>
      <text:p text:style-name="P4"><text:span text:style-name="T4">V W <text:s/>X <text:s/>Y <text:s/>Z <text:s/>A <text:s/>B <text:s/>C D E <text:s/>F <text:s/>G <text:s/>H <text:s text:c="2"/>I <text:s text:c="2"/>J <text:s text:c="2"/>K <text:s/>L <text:s/>M N O <text:s/>P <text:s text:c="2"/>Q <text:s/>R <text:s text:c="2"/>S <text:s/>T <text:s text:c="2"/>U </text:span></text:p>
      <text:p text:style-name="P4"><text:span text:style-name="T5">Substitution gave me ALEXW <text:s/>MRERE QIEVS ... which made no sense. <text:s/>So I tried it with substituting e for n. <text:s/>I got a shift of 9. <text:s/>That gave me a key of:</text:span></text:p>
      <text:p text:style-name="P9">A <text:s/>B <text:s/>C <text:s/>D <text:s/>E <text:s/>F <text:s/>G <text:s/>H <text:s/>I <text:s/>J <text:s/>K <text:s/>L <text:s/>M <text:s/>N <text:s/>O <text:s/>P <text:s/>Q <text:s/>R <text:s/>S <text:s/>T <text:s/>U <text:s/>V <text:s/>W <text:s/>X <text:s/>Y <text:s/>Z</text:p>
      <text:p text:style-name="P9"><text:span text:style-name="T5">R</text:span> <text:s/><text:span text:style-name="T5">S</text:span> <text:s/><text:span text:style-name="T5">T</text:span> <text:s text:c="2"/><text:span text:style-name="T5">U</text:span> <text:s/><text:span text:style-name="T5">V</text:span> <text:span text:style-name="T5">W</text:span> <text:span text:style-name="T5">X</text:span> <text:s/><text:span text:style-name="T5">Y</text:span> <text:s/><text:span text:style-name="T5">Z</text:span> <text:span text:style-name="T5">A</text:span> <text:s/><text:span text:style-name="T5">B</text:span> <text:s/><text:span text:style-name="T5">C</text:span> <text:s/><text:span text:style-name="T5">D</text:span> <text:s/><text:span text:style-name="T5">E</text:span> <text:s text:c="2"/><text:span text:style-name="T5">F</text:span> <text:s/><text:span text:style-name="T5">G</text:span> <text:s/><text:span text:style-name="T5">H</text:span> <text:s/><text:span text:style-name="T5">I</text:span> <text:s text:c="2"/><text:span text:style-name="T5">J</text:span> <text:s/><text:span text:style-name="T5">K</text:span> <text:s/><text:span text:style-name="T5">L</text:span> <text:s/><text:span text:style-name="T5">M</text:span> <text:s/><text:span text:style-name="T5">N</text:span> <text:s text:c="2"/><text:span text:style-name="T5">O</text:span> <text:s/><text:span text:style-name="T5">P</text:span> <text:s/><text:span text:style-name="T5">Q</text:span> </text:p>
      <text:p text:style-name="P11">This gave me the decrypted text </text:p>
      <text:p text:style-name="P12">WHATS INANA MEARO SEBYA NYOTH ERNAM EWOUL DSMEL LASSW EET</text:p>
      <text:p text:style-name="P20"><text:span text:style-name="T13">Answer: </text:span>Whats in a name a rose by any other name would smell as sweet</text:p>
      <text:p text:style-name="P17"><text:span text:style-name="T3">2) </text:span>Decrypt the following encrypted quotation.</text:p>
      <text:p text:style-name="P3">oczmz vmzor jocdi bnojv dhvod igdaz admno ojbzo rcvot jprvi oviyv aozmo cvooj ziejt dojig toczr dnzno jahvi fdiyv xcdzq zoczn zxjiy</text:p>
      <text:p text:style-name="P13">a=4 <text:s text:c="2"/>b=2 <text:s text:c="2"/>c=7 <text:s/>d=9 <text:s text:c="2"/>e=1 <text:s text:c="2"/>f=1 <text:s text:c="2"/>g=2 <text:s text:c="2"/>h=2 <text:s text:c="2"/>i=9 <text:s text:c="2"/>j=9 <text:s text:c="2"/>m=4 <text:s text:c="2"/>n=5 <text:s text:c="2"/>o=18 <text:s text:c="2"/>p=1 <text:s text:c="2"/>q=1 <text:s text:c="2"/>r=4 <text:s text:c="2"/>t=3 <text:s text:c="2"/>v=10 <text:s text:c="2"/>x=2 <text:s text:c="2"/>y=3 <text:s text:c="2"/>z=13</text:p>
      <text:p text:style-name="P13">I first substituted e with o since it is the most common letter. <text:s/>I then got the key:</text:p>
      <text:p text:style-name="P13"><text:span text:style-name="T4">A <text:s/>B <text:s/>C <text:s/>D <text:s/>E <text:s/>F <text:s/>G <text:s/>H <text:s/>I <text:s/>J <text:s/>K <text:s/>L <text:s/>M <text:s/>N <text:s/>O <text:s/>P <text:s/>Q <text:s/>R <text:s/>S <text:s/>T <text:s/>U <text:s/>V <text:s/>W <text:s/>X <text:s/>Y <text:s/>Z</text:span></text:p>
      <text:p text:style-name="P5"><text:span text:style-name="T6">Q <text:s/>R <text:s/>S <text:s/>T <text:s/>U <text:s/>V <text:s/>W <text:s/>X Y Z <text:s/>A <text:s/>B <text:s/>C <text:s/>D <text:s/>E <text:s/>F <text:s/>G <text:s/>H <text:s text:c="2"/>I <text:s/>J <text:s/>K <text:s text:c="2"/>L <text:s/>M <text:s text:c="2"/>N <text:s/>O <text:s text:c="2"/>P </text:span></text:p>
      <text:p text:style-name="P13">This gave me ESPCP LCPEH … which isn’t making any sense. <text:s/>I then went with switching a with o and got the key:</text:p>
      <text:p text:style-name="P13"><text:span text:style-name="T4">A <text:s/>B <text:s/>C <text:s/>D <text:s/>E <text:s/>F <text:s/>G <text:s/>H <text:s/>I <text:s/>J <text:s/>K <text:s/>L <text:s/>M <text:s/>N <text:s/>O <text:s/>P <text:s/>Q <text:s/>R <text:s/>S <text:s/>T <text:s/>U <text:s/>V <text:s/>W <text:s/>X <text:s/>Y <text:s/>Z</text:span></text:p>
      <text:p text:style-name="P6"><text:span text:style-name="T6">M N <text:s/>O <text:s/>P <text:s/>Q <text:s/>R <text:s/>S <text:s/>T <text:s/>U V W X <text:s/>Y <text:s text:c="2"/>Z <text:s/>A <text:s/>B <text:s/>C <text:s/>D <text:s/>E <text:s/>F <text:s/>G <text:s/>H <text:s text:c="2"/>I <text:s text:c="3"/>J <text:s/>K <text:s text:c="2"/>L </text:span></text:p>
      <text:p text:style-name="P13">From this I got APLYL HYLAD … <text:span text:style-name="T7">which did not work. <text:s/>I then tried to switch z with e since z was the second most used letter in the encryption. <text:s/>This gave me the key: </text:span></text:p>
      <text:p text:style-name="P14"><text:soft-page-break/><text:span text:style-name="T4">A <text:s/>B <text:s/>C <text:s/>D <text:s/>E <text:s/>F <text:s/>G <text:s/>H <text:s/>I <text:s/>J <text:s/>K <text:s/>L <text:s/>M <text:s/>N <text:s/>O <text:s/>P <text:s/>Q <text:s/>R <text:s/>S <text:s/>T <text:s/>U <text:s/>V <text:s/>W <text:s/>X <text:s/>Y <text:s/>Z</text:span></text:p>
      <text:p text:style-name="P7"><text:span text:style-name="T7">F <text:s/>G <text:s/>H <text:s text:c="2"/>I <text:s text:c="2"/>J <text:s/>K <text:s/>L <text:s/>M N O P <text:s/>Q <text:s/>R <text:s text:c="2"/>S <text:s text:c="2"/>T <text:s/>U V <text:s/>W <text:s/>X Y <text:s/>Z <text:s/>A <text:s text:c="2"/>B <text:s text:c="2"/>C <text:s/>D <text:s/>E </text:span></text:p>
      <text:p text:style-name="P19">and this gave me THERE ARETW OTHIN GSTOA IMATI NLIFE FIRST TOGET WHATY OUWAN TANDA FTERT HATTO ENJOY ITONL YTHEW ISEST OFMAN KINDA CHIEV ETHES ECOND</text:p>
      <text:p text:style-name="P20"><text:span text:style-name="T13">Answer:</text:span> <text:s/>There are two things to aim at in life first to get what you want and after that to enjoy it only the wisest of man kind achieve the second</text:p>
      <text:p text:style-name="P17"><text:span text:style-name="T3">3) </text:span>Decrypt the following encrypted quotation.</text:p>
      <text:p text:style-name="P3">pbegu uymiq icuuf guuyi qguuy qcuiv fiqgu uyqcu qbeme vp</text:p>
      <text:p text:style-name="P20">b=2 <text:s text:c="2"/>c=3 <text:s/>e=3 <text:s text:c="2"/>f=2 <text:s text:c="2"/>g=4 <text:s text:c="2"/>i=5 <text:s text:c="2"/>m=2 <text:s text:c="2"/>p=2 <text:s text:c="2"/>q=6 <text:s text:c="2"/>u=12 <text:s text:c="2"/>v=2 <text:s text:c="2"/>y=4 <text:s text:c="2"/></text:p>
      <text:p text:style-name="P20">First I tried to switch the u with e since it is the most common letter in the encryption. <text:s/>This gave me the key:</text:p>
      <text:p text:style-name="P15"><text:span text:style-name="T4">A <text:s/>B <text:s/>C <text:s/>D <text:s/>E <text:s/>F <text:s/>G <text:s/>H <text:s/>I <text:s/>J <text:s/>K <text:s/>L <text:s/>M <text:s/>N <text:s/>O <text:s/>P <text:s/>Q <text:s/>R <text:s/>S <text:s/>T <text:s/>U <text:s/>V <text:s/>W <text:s/>X <text:s/>Y <text:s/>Z</text:span></text:p>
      <text:p text:style-name="P8"><text:span text:style-name="T8">K <text:s/>L <text:s/>M N <text:s/>O <text:s/>P <text:s/>Q <text:s/>R <text:s/>S T <text:s/>U <text:s/>V W <text:s/>X <text:s/>Y <text:s/>Z <text:s/>A <text:s/>B <text:s/>C <text:s/>D <text:s/>E <text:s/>F <text:s text:c="2"/>G <text:s/>H <text:s text:c="2"/>I <text:s text:c="3"/>J</text:span></text:p>
      <text:p text:style-name="P20">This gave me ZLOQE … which already does not make any sense. <text:s/>So I tried to switch u with a and got the key:</text:p>
      <text:p text:style-name="P15"><text:span text:style-name="T4">A <text:s/>B <text:s/>C <text:s/>D <text:s/>E <text:s/>F <text:s/>G <text:s/>H <text:s/>I <text:s/>J <text:s/>K <text:s/>L <text:s/>M <text:s/>N <text:s/>O <text:s/>P <text:s/>Q <text:s/>R <text:s/>S <text:s/>T <text:s/>U <text:s/>V <text:s/>W <text:s/>X <text:s/>Y <text:s/>Z</text:span></text:p>
      <text:p text:style-name="P8"><text:span text:style-name="T7">G <text:s/>H <text:s/>I <text:s text:c="2"/>J <text:s text:c="2"/>K <text:s/>L <text:s/>M N O P <text:s/>Q <text:s/>R <text:s/>S <text:s text:c="2"/>T <text:s text:c="2"/>U V <text:s/>W X <text:s/>Y <text:s/>Z <text:s/>A <text:s text:c="2"/>B <text:s text:c="2"/>C <text:s/>D <text:s/>E F</text:span></text:p>
      <text:p text:style-name="P21">This gave me VHKMA … which is not right. <text:s/><text:span text:style-name="T9">I tried a bunch of different values after that and got nothing. <text:s/>So then I decided to change up how I went about figuring it out. <text:s/>I saw the pattern “guuy” happens 4 times so I’m guessing this is the same word. I decided u had to be either an o or an e since those make the most sense for a 4 letter word with double letters in the middle. <text:s/>After separating these out from the rest and substituting I got:</text:span></text:p>
      <text:p text:style-name="P22"><text:span text:style-name="T10">p</text:span>be gOOy miq icOOf gOOy iq gOOy qcOiv fiq gOOy qcO qbeme vp</text:p>
      <text:p text:style-name="P22"><text:span text:style-name="T10">p</text:span>be gEEy miq icEEf gEEy iq gEEy qcEiv fiq gEEy qcE qbeme vp</text:p>
      <text:p text:style-name="P24">I noticed that there are three letters at the beginning so I decided to assume that it was the most used word “THE” since it started the sentence and was more likely than having a one letter word following a two letter word and vice versa. <text:s/>After substitution I got: </text:p>
      <text:p text:style-name="P22"><text:span text:style-name="T10">T</text:span>HE gOOy miq icOOf gOOy iq gOOy qcOiv fiq gOOy qcO qHEmE vT</text:p>
      <text:p text:style-name="P24">I did not use the double e one since I was going to be using e to represent itself rather than the u. <text:span text:style-name="T11">I noticed a two letter word between the gOOy’s. Most common ones are to, is, and at. <text:s/>It can’t be to since I already used the t. <text:s/>I went with “as” since the likelihood of I representing an I is low because e already did it. <text:s/>I could be wrong but if I am I can always go back and change it. <text:s/>This gives me:</text:span></text:p>
      <text:p text:style-name="P23"><text:span text:style-name="T10">T</text:span>HE gOOy mAS AcOOf gOOy AS gOOy ScOAv fAS gOOy ScO SHEmE vT</text:p>
      <text:p text:style-name="P25"><text:soft-page-break/>I then decided to trade m with w since the only three letter word ending in AS I could think of was the word was. <text:s/>This gave me: <text:span text:style-name="T10">THE gOOy WAS AcOOf gOOy AS gOOy ScOAv fAS gOOy ScO SHEWE Vt</text:span></text:p>
      <text:p text:style-name="P25">As I was plugging into the key what each letter was I noticed that the key was writing the letters backwards with a shift. <text:s/>After plugging in the rest of the letters I got the key: </text:p>
      <text:p text:style-name="P16"><text:span text:style-name="T4">A <text:s/>B <text:s/>C <text:s/>D <text:s/>E <text:s/>F <text:s/>G <text:s/>H <text:s/>I <text:s/>J <text:s/>K <text:s/>L <text:s/>M <text:s/>N <text:s/>O <text:s/>P <text:s/>Q <text:s/>R <text:s/>S <text:s/>T <text:s/>U <text:s/>V <text:s/>W <text:s/>X <text:s/>Y <text:s/>Z</text:span></text:p>
      <text:p text:style-name="P26"><text:span text:style-name="T12">I <text:s text:c="2"/>H <text:s/>G <text:s/>F <text:s text:c="2"/>E D <text:s/>C <text:s/>B <text:s/>A Z <text:s/>Y <text:s/>X <text:s/>W V <text:s/>U <text:s/>T <text:s/>S <text:s/>R <text:s/>Q <text:s/>P <text:s/>O <text:s/>N <text:s/>M <text:s text:c="2"/>L <text:s/>K <text:s/>J</text:span></text:p>
      <text:p text:style-name="P27">After substitutions I got: <text:span text:style-name="T10">THE COOK WAS AGOOD COOK AS COOK SGOAN DAS COOK SGO SHEWE NT</text:span></text:p>
      <text:p text:style-name="P27"><text:span text:style-name="T13">Answer: </text:span><text:s/>The cook was a good cook as cooks go and as cooks go she w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7:14:36.766581555</meta:creation-date>
    <dc:date>2018-02-05T22:59:17.135306436</dc:date>
    <meta:editing-duration>PT17S</meta:editing-duration>
    <meta:editing-cycles>1</meta:editing-cycles>
    <meta:document-statistic meta:table-count="0" meta:image-count="0" meta:object-count="0" meta:page-count="3" meta:paragraph-count="52" meta:word-count="1223" meta:character-count="5131" meta:non-whitespace-character-count="3438"/>
    <meta:generator>LibreOffice/5.1.6.2$Linux_X86_64 LibreOffice_project/10m0$Build-2</meta:generator>
  </office:meta>
</office:document-meta>
</file>